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umLength.getNumericValue( PercentBas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umLength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umLength.getE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Length.EnumLength( Property enum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Length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Length.getNumeric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umLength.isAbsol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Length.getValue( PercentBas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umLength.ge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